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0.6cm"/>
    </style:style>
    <style:style style:name="gr2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1.5cm"/>
    </style:style>
    <style:style style:name="gr3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2.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2"/>
      <style:paragraph-properties fo:text-align="center"/>
      <style:text-properties style:font-name="Source Sans Pro" fo:font-size="10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style:font-name="Source Sans Pro" fo:font-size="10pt"/>
    </style:style>
    <style:style style:name="P4" style:family="paragraph">
      <loext:graphic-properties draw:fill="none"/>
      <style:paragraph-properties fo:text-align="center"/>
      <style:text-properties style:font-name="Source Sans Pro" fo:font-size="14pt"/>
    </style:style>
    <style:style style:name="T1" style:family="text">
      <style:text-properties style:font-name="Source Sans Pro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2" xml:id="id1" draw:id="id1" draw:layer="layout" svg:width="1.1cm" svg:height="0.635cm" svg:x="9.8cm" svg:y="4.765cm">
          <text:p text:style-name="P1"><text:span text:style-name="T1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2cm" svg:height="0.635cm" svg:x="9.36cm" svg:y="6.665cm">
          <text:p text:style-name="P1"><text:span text:style-name="T1">main_search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2.7cm" svg:height="0.635cm" svg:x="9cm" svg:y="8.465cm">
          <text:p text:style-name="P1"><text:span text:style-name="T1">main_search_L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.35cm" svg:y1="5.4cm" svg:x2="10.36cm" svg:y2="6.665cm" draw:start-shape="id1" draw:start-glue-point="2" draw:end-shape="id2" draw:end-glue-point="0" svg:d="M10350 5400l10 1265" svg:viewBox="0 0 11 1266">
          <text:p/>
        </draw:connector>
        <draw:connector draw:style-name="gr4" draw:text-style-name="P4" draw:layer="layout" draw:type="line" svg:x1="10.36cm" svg:y1="7.3cm" svg:x2="10.35cm" svg:y2="8.465cm" draw:start-shape="id2" draw:start-glue-point="2" draw:end-shape="id3" draw:end-glue-point="0" svg:d="M10360 7300l-10 1165" svg:viewBox="0 0 11 11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5:16:23.497000000</meta:creation-date>
    <meta:editing-duration>PT45M19S</meta:editing-duration>
    <meta:editing-cycles>17</meta:editing-cycles>
    <meta:generator>LibreOffice/6.1.0.3$MacOSX_X86_64 LibreOffice_project/efb621ed25068d70781dc026f7e9c5187a4decd1</meta:generator>
    <dc:date>2018-08-25T18:54:38.409058115</dc:date>
    <meta:document-statistic meta:object-count="5"/>
  </office:meta>
</office:document-meta>
</file>